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8pt" fo:language="el" fo:country="G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style:font-name="Cambria" fo:font-size="18pt" fo:language="el" fo:country="G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Cambria" fo:font-size="18pt" fo:language="en" fo:country="US"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Cambria"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Cambria" fo:font-size="14pt" fo:language="en" fo:country="US"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Cambria" fo:font-size="14pt" fo:language="el" fo:country="GR"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Cambria" fo:font-size="14pt" fo:language="el" fo:country="GR"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Cambria" fo:font-size="14pt" fo:language="el" fo:country="GR"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Cambria" fo:font-size="14pt" fo:language="el" fo:country="GR"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Cambria" fo:font-size="14pt" fo:language="el" fo:country="G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Cambria" fo:font-size="14pt" fo:language="el" fo:country="GR"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Cambria"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Cambria" fo:font-size="14pt" fo:language="en" fo:country="US" style:text-underline-style="none"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Cambria" fo:font-size="14pt" fo:language="en" fo:country="US"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Cambria" fo:font-size="18pt" fo:language="el" fo:country="GR" fo:font-weight="normal"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Cambria" fo:font-size="18pt" fo:language="el" fo:country="GR"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language="el" fo:country="GR"/>
    </style:style>
    <style:style style:name="T2" style:family="text">
      <style:text-properties fo:language="el" fo:country="GR" fo:font-style="italic" style:font-style-asian="italic" style:font-style-complex="italic"/>
    </style:style>
    <style:style style:name="T3" style:family="text">
      <style:text-properties fo:language="el" fo:country="GR" fo:font-style="normal" style:font-style-asian="normal" style:font-style-complex="normal"/>
    </style:style>
    <style:style style:name="T4" style:family="text">
      <style:text-properties fo:font-size="14pt" style:font-size-asian="14pt" style:font-size-complex="14pt"/>
    </style:style>
    <style:style style:name="T5" style:family="text">
      <style:text-properties fo:font-size="14pt" fo:language="el" fo:country="GR" style:font-size-asian="14pt" style:font-size-complex="14pt"/>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η εργαστηριακή άσκηση στο μάθημα</text:p>
      <text:p text:style-name="P1">“Επεξεργασία φωνής και Φυσικής γλώσσας”</text:p>
      <text:p text:style-name="P1"/>
      <text:p text:style-name="P2">Πέτρος Τζάθας 03115050</text:p>
      <text:p text:style-name="P2">Παναγιώτης Παπαντωνάκης 03115012</text:p>
      <text:p text:style-name="P15"/>
      <text:p text:style-name="P16">1ο Μέρος</text:p>
      <text:p text:style-name="P16"/>
      <text:p text:style-name="P4">Βήμα 10: Εξαγωγή στατιστικών </text:p>
      <text:p text:style-name="P7"/>
      <text:p text:style-name="P7"><text:tab/>Οι πιθανότητες εφμάνισης μιας λέξης ή ενός χαρακτήρα υπολογίζονται από του παρακάτω τύπους:</text:p>
      <text:p text:style-name="P7"/>
      <text:p text:style-name="P3"><text:span text:style-name="T5"><draw:frame draw:style-name="fr1" draw:name="Object1" text:anchor-type="as-char" svg:y="-0.2508in" svg:width="2.6047in" svg:height="0.3992in" draw:z-index="0"><draw:object xlink:href="./Object 1" xlink:type="simple" xlink:show="embed" xlink:actuate="onLoad"/><draw:image xlink:href="./ObjectReplacements/Object 1" xlink:type="simple" xlink:show="embed" xlink:actuate="onLoad"/></draw:frame></text:span><text:span text:style-name="T5"><text:tab/></text:span><text:span text:style-name="T5"><draw:frame draw:style-name="fr1" draw:name="Object2" text:anchor-type="as-char" svg:y="-0.2508in" svg:width="2.6134in" svg:height="0.4in" draw:z-index="1"><draw:object xlink:href="./Object 2" xlink:type="simple" xlink:show="embed" xlink:actuate="onLoad"/><draw:image xlink:href="./ObjectReplacements/Object 2" xlink:type="simple" xlink:show="embed" xlink:actuate="onLoad"/><svg:desc>formula</svg:desc></draw:frame></text:span></text:p>
      <text:p text:style-name="P7"/>
      <text:p text:style-name="P7"><text:tab/>Τα 2 λεξικά τα κατασκευάζει η συνάρτηση:</text:p>
      <text:p text:style-name="P7"/>
      <text:p text:style-name="P7">create_probability_dictionary_alphabet(tokenizedList)</text:p>
      <text:p text:style-name="P7"/>
      <text:p text:style-name="P3"><text:span text:style-name="T5">του αρχείου </text:span><text:span text:style-name="T4">preprocess.py</text:span><text:span text:style-name="T5">, η οποία παίρνει στην είσοδό της μια λίστα με </text:span><text:span text:style-name="T4">tokens. </text:span><text:span text:style-name="T5">(Τα </text:span><text:span text:style-name="T4">values </text:span><text:span text:style-name="T5">των λεξικών που επιστρέφει είναι ο αρνητικός λογάριθμος των προηγουμένως υπολογισμένων σχετικών συχνοτήτων – πιθανοτήτων)</text:span></text:p>
      <text:p text:style-name="P7"/>
      <text:p text:style-name="P8">Βήμα 11: Κατασκευή μετατροπέων FST </text:p>
      <text:p text:style-name="P8"/>
      <text:p text:style-name="P5"><text:span text:style-name="T1"><text:tab/>Η δημιουργία των μετατροπέων που υλοποιούν την απόσταση </text:span>Levenshtein <text:span text:style-name="T1">έγινε όπως και στην προπαρασκευή του εργαστηρίου με την μόνο διαφορά ότι τα βάρη στις ακμές δίνονται από το μέσο όρο των </text:span>values( ) <text:span text:style-name="T1">του κάθε λεξικού. Η συνάρτηση που δημιουργεί τα αρχεία που δέχεται ως είσοδο η </text:span>fstcompile <text:span text:style-name="T1">είναι η:</text:span></text:p>
      <text:p text:style-name="P6"/>
      <text:p text:style-name="P6">create_levenshtein_fst (alphabet, delW = 1, <text:s/>insW = 1, subW = 1, name = 'fst')</text:p>
      <text:p text:style-name="P6"/>
      <text:p text:style-name="P5">alphabet: iterable <text:span text:style-name="T1">με τους χαρακτήρες του </text:span>corpus</text:p>
      <text:p text:style-name="P5">delW, insW, subW: delition, insertion, substitution weight</text:p>
      <text:p text:style-name="P5">name: <text:span text:style-name="T1">χρησιμοποιείται για το αρχείο που δημιουργείται</text:span></text:p>
      <text:p text:style-name="P6"/>
      <text:p text:style-name="P6">του αρχείου <text:span text:style-name="T9">create_fst.py</text:span></text:p>
      <text:p text:style-name="P6"><text:span text:style-name="T9"/></text:p>
      <text:p text:style-name="P5"><text:soft-page-break/><text:span text:style-name="T1"><text:tab/>Θα μπορούσαμε να υπολογίσουμε τα βάρη του </text:span>Levenshtein FST <text:span text:style-name="T1">με πιο έξυπνο τρόπο αν είχαμε στη διαθεσή μας ζεύγη λέξεων στα οποία η μία λέξη είναι η λέξη που έχει γραφεί λανθασμένα και η άλλη είναι η λέξη που θα έπρεπε να είχε γραφεί. Υπολογίζοντας το </text:span>minimum edit distance <text:span text:style-name="T1">μεταξύ των δύο λέξεων για κάθε ζεύγος μπορούμε να υπολογίζουμε τις πιθανότητες διαγραφής, εισαγωγής ενός χαρακτήρα ή της αντικατάστασης του με έναν άλλο και από αυτές τα βάρη. Έτσι τα βάρη θα ήταν διαφορετικά για κάθε χαρακτήρα. (π.χ. είναι πιο πιθανό να ο χαρακτήρας </text:span><text:span text:style-name="T2">η</text:span><text:span text:style-name="T3"> να έχει λανθασμένα γραφεί ως </text:span><text:span text:style-name="T2">ι</text:span><text:span text:style-name="T3"> παρά ως </text:span><text:span text:style-name="T2">μ</text:span><text:span text:style-name="T3">). Βέβαια και σε αυτήν την περίπτωση θα έπρεπε να μεριμνήσουμε ώστε να υπάρχει ισορροπία μεταξύ των βαρών στο </text:span><text:span text:style-name="T6">Levenshtein FST </text:span><text:span text:style-name="T3">και στον αποδοχέα του λεξικού, ωστέ να μην επισκιάζεται η συμβολή του ενός από το άλλο.</text:span></text:p>
      <text:p text:style-name="P9"/>
      <text:p text:style-name="P10">Βήμα 12: Κατασκευή γλωσσικών μοντέλων </text:p>
      <text:p text:style-name="P10"/>
      <text:p text:style-name="P5"><text:span text:style-name="T3"><text:tab/>Για την κατασκευή των λεξικών (σε μορφή που θα ληφθεί ως είσοδος από την </text:span><text:span text:style-name="T6">fstcompile</text:span><text:span text:style-name="T3">) χρησιμοποιείται η συνάρτηση:</text:span></text:p>
      <text:p text:style-name="P9"/>
      <text:p text:style-name="P9">create_dictionary_fst (dictionary, name = 'fst')</text:p>
      <text:p text:style-name="P9"/>
      <text:p text:style-name="P5"><text:span text:style-name="T6">dictionary: </text:span><text:span text:style-name="T3">λεξικό με </text:span><text:span text:style-name="T6">keys </text:span><text:span text:style-name="T3">τις λέξεις και </text:span><text:span text:style-name="T6">values </text:span><text:span text:style-name="T3">τα βάρη</text:span></text:p>
      <text:p text:style-name="P5"><text:span text:style-name="T6">name: </text:span><text:span text:style-name="T3">χρησιμοποιείται για το αρχείο που δημιουργείται</text:span></text:p>
      <text:p text:style-name="P9"/>
      <text:p text:style-name="P9">του αρχείου <text:span text:style-name="T9">create_fst.py</text:span></text:p>
      <text:p text:style-name="P9"/>
      <text:p text:style-name="P5"><text:span text:style-name="T3"><text:tab/>Η συνάρτηση δημιουργεί έναν </text:span><text:span text:style-name="T6">acceptor </text:span><text:span text:style-name="T3">που έχει μια αρχική κατάσταση στην οποία συνδέονται αλυσίδες από καταστάσεις, μία για κάθε λέξη, με την τελευταία κατάσταση στην αλυσίδα να είναι τελική. Από όλες τις ακμές, μόνο η πρώτη έχει βάρος το οποίο δίνεται από το λεξικό εισόδου.</text:span></text:p>
      <text:p text:style-name="P5"><text:span text:style-name="T3"><text:tab/>Η συνάρτηση χρησιμοποιείται για την παραγωγή και των δύο λεξικών. Για το </text:span><text:span text:style-name="T6">word level </text:span><text:span text:style-name="T3">μοντέλο τα βάρη είναι αυτά που υπολογίστηκαν στο βήμα 10. Για το </text:span><text:span text:style-name="T6">character level </text:span><text:span text:style-name="T3">μοντέλο το βάρος μια λέξης είναι το άθροισμα των βαρών των χαρακτήρων που την συναποτελούν. Εφόσον η αλυσίδες καταστάσεων που ξεκινούν από την αρχική δεν διακλαδώνονται στο ενδιάμεσο δεν έχει σημασία αν το βάρος κατανέμεται σε όλες τις ακμές ή αν βρίσκεται συγκεντρωμένο σε μία.</text:span></text:p>
      <text:p text:style-name="P6"><text:span text:style-name="T6"><text:tab/>Η κατασκευή των απαραίτητων αρχείων (</text:span><text:span text:style-name="T10">Levenshtein FSTs </text:span><text:span text:style-name="T6">και </text:span><text:span text:style-name="T10">dictionary acceptors) </text:span><text:span text:style-name="T6">γίνειται με την εντολή:</text:span></text:p>
      <text:p text:style-name="P6"><text:span text:style-name="T6"/></text:p>
      <text:p text:style-name="P6"><text:span text:style-name="T6">./compile_fst.sh -p FILENAME</text:span></text:p>
      <text:p text:style-name="P6"><text:span text:style-name="T6"/></text:p>
      <text:p text:style-name="P5"><text:span text:style-name="T6">FILENAME: </text:span><text:span text:style-name="T3">το αρχείο από το οποίο θα κατασκευαστούν τα μοντέλα</text:span></text:p>
      <text:p text:style-name="P5"><text:span text:style-name="T3">(Η επιλογή </text:span><text:span text:style-name="T6">-p </text:span><text:span text:style-name="T3">είναι προαιρετική, σε περίπτωση που υπάρχουν ήδη τα αρχεία που </text:span><text:soft-page-break/><text:span text:style-name="T3">παράγονται από το dict_alph_fst.py υπάρχουν ήδη)</text:span></text:p>
      <text:p text:style-name="P5"><text:span text:style-name="T3"/></text:p>
      <text:p text:style-name="P4"><text:span text:style-name="T3">Βήμα 13: Κατασκευή ορθογράφων </text:span></text:p>
      <text:p text:style-name="P4"><text:span text:style-name="T3"/></text:p>
      <text:p text:style-name="P5"><text:span text:style-name="T3"><text:tab/>Η διόρθωση μιας λέξης γίνεται με την εντολή:</text:span></text:p>
      <text:p text:style-name="P5"><text:span text:style-name="T3"/></text:p>
      <text:p text:style-name="P5"><text:span text:style-name="T3">./spell_check.sh [-w || -l] WORD</text:span></text:p>
      <text:p text:style-name="P5"><text:span text:style-name="T3"/></text:p>
      <text:p text:style-name="P5"><text:span text:style-name="T6">WORD: </text:span><text:span text:style-name="T3">η λέξη που πρόκειται να διορθωθεί</text:span></text:p>
      <text:p text:style-name="P5"><text:span text:style-name="T3">Ανάλογα με την επιλογή (</text:span><text:span text:style-name="T6">-w </text:span><text:span text:style-name="T3">ή </text:span><text:span text:style-name="T6">-l) </text:span><text:span text:style-name="T3">χρησιμοποιείται ο </text:span><text:span text:style-name="T6">word level </text:span><text:span text:style-name="T3">ή</text:span><text:span text:style-name="T6"> character level </text:span><text:span text:style-name="T3">ορθογράφος.</text:span></text:p>
      <text:p text:style-name="P5"><text:span text:style-name="T3"/></text:p>
      <text:p text:style-name="P5"><text:span text:style-name="T3"><text:tab/>Το αρχείο <text:s/>spell_check.sh χρησιμοποιεί το </text:span><text:span text:style-name="T6">input_fst.py </text:span><text:span text:style-name="T3">για την παραγωγή του </text:span></text:p>
      <text:p text:style-name="P5"><text:span text:style-name="T6">acceptor </text:span><text:span text:style-name="T3">της λέξης εισόδου.</text:span></text:p>
      <text:p text:style-name="P5"><text:span text:style-name="T3"><text:tab/>Οι ορθογράφοι βρίσκουν την λέξη του λεξικού που βρίσκεται πιο κοντά στην λέξη-είσοδο αλλά είναι και πιθανότερη βάσει του γλωσσικού μοντέλου. Για το </text:span><text:span text:style-name="T6">word level </text:span><text:span text:style-name="T3">μοντέλο πιθανότερη είναι η λέξη που εμφανίζεται περισσότερες φορές στο </text:span><text:span text:style-name="T6">corpus. </text:span><text:span text:style-name="T3">Για το </text:span><text:span text:style-name="T6">character level </text:span><text:span text:style-name="T3">μοντέλο πιθανότερη είναι μια λέξη που αποτελείται από συχνότερους χαρακτήρες. Ο τρόπος που υπολογίζεται το βάρος μιας λέξης σε αυτό το μοντέλο (άθροισμα των βαρών για κάθε χαρακτήρα) έχει ως “παρενέργεια” οι μικρότερες λέξεις να θεωρούνται γενικά πιθανοτερες.</text:span></text:p>
      <text:p text:style-name="P5"><text:span text:style-name="T3"><text:tab/>Παραδείγματα διορθώσεων:</text:span></text:p>
      <text:p text:style-name="P5"><text:span text:style-name="T3"/></text:p>
      <text:p text:style-name="P5"><text:span text:style-name="T3">./spell_check.sh -w </text:span><text:span text:style-name="T6">cit</text:span></text:p>
      <text:p text:style-name="P5"><text:span text:style-name="T6">it</text:span></text:p>
      <text:p text:style-name="P5"><text:span text:style-name="T6"/></text:p>
      <text:p text:style-name="P5"><text:span text:style-name="T3">./spell_check.sh -l </text:span><text:span text:style-name="T6">cit</text:span></text:p>
      <text:p text:style-name="P5"><text:span text:style-name="T6">it</text:span></text:p>
      <text:p text:style-name="P5"><text:span text:style-name="T6"/></text:p>
      <text:p text:style-name="P5"><text:span text:style-name="T3">./spell_check.sh -</text:span><text:span text:style-name="T6">w</text:span></text:p>
      <text:p text:style-name="P5"><text:span text:style-name="T3"/></text:p>
      <text:p text:style-name="P5"><text:span text:style-name="T3">./spell_check.sh -l</text:span></text:p>
      <text:p text:style-name="P5"><text:span text:style-name="T3"/></text:p>
      <text:p text:style-name="P4"><text:span text:style-name="T3">Βήμα 14: Αξιολόγηση των ορθογράφων </text:span></text:p>
      <text:p text:style-name="P4"><text:span text:style-name="T3"/></text:p>
      <text:p text:style-name="P5"><text:span text:style-name="T6"><text:tab/></text:span><text:span text:style-name="T3">Η αξιολόγηση των ορθογράφων γίνεται με το αρχείο </text:span><text:span text:style-name="T6">evaluator.py</text:span></text:p>
      <text:p text:style-name="P5"><text:span text:style-name="T6"/></text:p>
      <text:p text:style-name="P16"><text:span text:style-name="T6">2ο Μέρος</text:span></text:p>
      <text:p text:style-name="P16"><text:span text:style-name="T7"/></text:p>
      <text:p text:style-name="P12"><text:span text:style-name="T8">Βήμα 17: Κατασκευή ΒΟW αναπαραστάσεων και ταξινόμηση</text:span></text:p>
      <text:p text:style-name="P12"><text:soft-page-break/><text:span text:style-name="T8"/></text:p>
      <text:p text:style-name="P6"><text:span text:style-name="T6"><text:tab/>Τα βάρος </text:span><text:span text:style-name="T10">TF </text:span><text:span text:style-name="T6">αφορά την συχνότητα χρήσης μια λέξης σε ένα κείμενο και άρα πόσο σημαντική είναι για το εν λόγω κείμενο. Το βάρος </text:span><text:span text:style-name="T10">IDF </text:span><text:span text:style-name="T6">(αντίστροφη συχνότητα εμφάνισης σε κείμενο) είναι δείκτης της “εξιδείκευσης” αυτής της λέξης, δηλαδή του πόσο πληροφορία μας δίνει η χρήση της σε ένα κείμενο. Για παράδειγμα “λειτουργικές” λέξεις, όπως τα άρθρα, είναι αναμενόμενο να χρησιμοποιούνται συχνά σε ένα κείμενο (συνεπώς το βάρος </text:span><text:span text:style-name="T10">TF </text:span><text:span text:style-name="T6">θα είναι μεγάλο</text:span><text:span text:style-name="T10">) </text:span><text:span text:style-name="T6">, αλλά δεν μας παρέχουν κάποια πληροφορία. Το βάρος </text:span><text:span text:style-name="T10">IDF </text:span><text:span text:style-name="T6">τέτοιων λέξεων θα είναι μικρό, διότι θα εμφανίζονται σε πολλά από τα κείμενα του </text:span><text:span text:style-name="T10">corpus, </text:span><text:span text:style-name="T6">οπότε θα αντισταθμιστεί η συμβολή του </text:span><text:span text:style-name="T10">TF. </text:span><text:span text:style-name="T6">Σε αντίθεση κάποιο επίθετο που μας προσφέρει πολλή πληροφορία σχετικά με την άποψη του συγγραφέα (το οποίο μας ενδιαφέρει στην άσκηση), αν και ενδέχεται να χρησιμοποιείται μόνο μια φορά στο κείμενο (χαμηλό </text:span><text:span text:style-name="T10">TF), </text:span><text:span text:style-name="T6">θα είναι και πιο σπάνια στο </text:span><text:span text:style-name="T10">corpus </text:span><text:span text:style-name="T6">(υψηλό </text:span><text:span text:style-name="T10">I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9T03:45:01.53</meta:creation-date>
    <meta:editing-duration>PT2H12M13S</meta:editing-duration>
    <meta:editing-cycles>7</meta:editing-cycles>
    <meta:generator>OpenOffice/4.1.5$Win32 OpenOffice.org_project/415m1$Build-9789</meta:generator>
    <meta:initial-creator>Petros Tzathas</meta:initial-creator>
    <dc:date>2018-11-19T19:30:59.99</dc:date>
    <dc:creator>Petros Tzathas</dc:creator>
    <meta:document-statistic meta:table-count="0" meta:image-count="0" meta:object-count="2" meta:page-count="4" meta:paragraph-count="51" meta:word-count="831" meta:character-count="5342"/>
  </office:meta>
</office:document-meta>
</file>

<file path=Object 1/content.xml><?xml version="1.0" encoding="utf-8"?>
<math xmlns="http://www.w3.org/1998/Math/MathML">
  <semantics>
    <mrow>
      <mi>P</mi>
      <mrow>
        <mrow>
          <mo stretchy="false">(</mo>
          <mrow>
            <mi mathvariant="italic">word</mi>
          </mrow>
          <mo stretchy="false">)</mo>
        </mrow>
        <mo stretchy="false">=</mo>
        <mfrac>
          <mrow>
            <mi mathvariant="italic">count</mi>
            <mrow>
              <mo stretchy="false">(</mo>
              <mrow>
                <mi mathvariant="italic">word</mi>
              </mrow>
              <mo stretchy="false">)</mo>
            </mrow>
          </mrow>
          <mrow>
            <mi mathvariant="italic">number</mi>
            <mi mathvariant="italic">of</mi>
            <mrow>
              <mi mathvariant="italic">words</mi>
              <mo stretchy="false">∈</mo>
              <mi mathvariant="italic">corpus</mi>
            </mrow>
          </mrow>
        </mfrac>
      </mrow>
    </mrow>
    <annotation encoding="StarMath 5.0">P(word)={count(word)}over {number of words in corpus}</annotation>
  </semantics>
</math>
</file>

<file path=Object 2/content.xml><?xml version="1.0" encoding="utf-8"?>
<math xmlns="http://www.w3.org/1998/Math/MathML">
  <semantics>
    <mrow>
      <mi>P</mi>
      <mrow>
        <mrow>
          <mo stretchy="false">(</mo>
          <mrow>
            <mi mathvariant="italic">letter</mi>
          </mrow>
          <mo stretchy="false">)</mo>
        </mrow>
        <mo stretchy="false">=</mo>
        <mfrac>
          <mrow>
            <mi mathvariant="italic">count</mi>
            <mrow>
              <mo stretchy="false">(</mo>
              <mrow>
                <mi mathvariant="italic">letter</mi>
              </mrow>
              <mo stretchy="false">)</mo>
            </mrow>
          </mrow>
          <mrow>
            <mi mathvariant="italic">number</mi>
            <mi mathvariant="italic">of</mi>
            <mrow>
              <mi mathvariant="italic">letters</mi>
              <mo stretchy="false">∈</mo>
              <mi mathvariant="italic">corpus</mi>
            </mrow>
          </mrow>
        </mfrac>
      </mrow>
    </mrow>
    <annotation encoding="StarMath 5.0">P(letter)={count(letter)}over {number of letters in corpus}</annotation>
  </semantics>
</math>
</file>